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dcff" draw:textarea-horizontal-align="justify" draw:textarea-vertical-align="top" draw:auto-grow-height="false"/>
    </style:style>
    <style:style style:name="gr3" style:family="graphic" style:parent-style-name="standard">
      <style:graphic-properties draw:fill="none" draw:fill-color="#00ffff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" draw:fill="none" draw:fill-color="#00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marker-end="" draw:fill="solid" draw:fill-color="#000000" draw:textarea-horizontal-align="center" draw:textarea-vertical-align="middle"/>
    </style:style>
    <style:style style:name="gr8" style:family="graphic" style:parent-style-name="standard">
      <style:graphic-properties draw:fill="solid" draw:fill-color="#000000" draw:textarea-horizontal-align="center" draw:textarea-vertical-align="middle"/>
    </style:style>
    <style:style style:name="gr9" style:family="graphic" style:parent-style-name="standard">
      <style:graphic-properties draw:fill="solid" draw:fill-color="#9999ff" draw:textarea-horizontal-align="justify" draw:textarea-vertical-align="top" draw:auto-grow-height="false"/>
    </style:style>
    <style:style style:name="gr10" style:family="graphic" style:parent-style-name="standard">
      <style:graphic-properties draw:marker-end="Arrow" draw:fill="solid" draw:fill-color="#000000" draw:textarea-horizontal-align="center" draw:textarea-vertical-align="middle"/>
    </style:style>
    <style:style style:name="gr11" style:family="graphic" style:parent-style-name="standard">
      <style:graphic-properties draw:stroke="none" draw:fill="none" fo:min-height="0.946cm"/>
    </style:style>
    <style:style style:name="gr1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2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7" style:family="paragraph">
      <style:text-properties fo:font-size="20pt" style:font-size-asian="20pt" style:font-size-complex="20pt"/>
    </style:style>
    <style:style style:name="T1" style:family="text">
      <style:text-properties fo:font-size="1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9" draw:layer="layout" svg:width="2.969cm" svg:height="1.558cm" svg:x="11.787cm" svg:y="1.309cm">
          <text:p text:style-name="P1">Nod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id="id10" draw:layer="layout" svg:width="9.202cm" svg:height="11.337cm" svg:x="1.944cm" svg:y="4.167cm">
          <text:p text:style-name="P1">MechanicalObjec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id="id2" draw:layer="layout" svg:width="3.175cm" svg:height="0.635cm" svg:x="5.749cm" svg:y="6.614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5.749cm" svg:y="7.249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5.749cm" svg:y="7.884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5.749cm" svg:y="8.519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75cm" svg:height="0.635cm" svg:x="5.749cm" svg:y="9.154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id="id4" draw:layer="layout" svg:width="3.175cm" svg:height="0.635cm" svg:x="5.749cm" svg:y="11.386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id="id6" draw:layer="layout" svg:width="3.175cm" svg:height="0.635cm" svg:x="5.749cm" svg:y="12.021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id="id8" draw:layer="layout" svg:width="3.175cm" svg:height="0.635cm" svg:x="5.749cm" svg:y="12.656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5.749cm" svg:y="13.291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75cm" svg:height="0.635cm" svg:x="5.749cm" svg:y="13.926cm">
          <text:p text:style-name="P3"/>
          <draw:enhanced-geometry svg:viewBox="0 0 21600 21600" draw:type="rectangle" draw:enhanced-path="M 0 0 L 21600 0 21600 21600 0 21600 0 0 Z N"/>
        </draw:custom-shape>
        <draw:frame draw:style-name="gr5" draw:layer="layout" svg:width="3.851cm" svg:height="1.195cm" svg:x="5.39cm" svg:y="5.652cm">
          <draw:text-box>
            <text:p text:style-name="P3">VecCoord[ ]</text:p>
          </draw:text-box>
        </draw:frame>
        <draw:frame draw:style-name="gr5" draw:text-style-name="P4" draw:layer="layout" svg:width="2.39cm" svg:height="0.882cm" svg:x="6.25cm" svg:y="6.614cm">
          <draw:text-box>
            <text:p text:style-name="P3"><text:span text:style-name="T1">VecCoord</text:span></text:p>
          </draw:text-box>
        </draw:frame>
        <draw:frame draw:style-name="gr5" draw:text-style-name="P4" draw:layer="layout" svg:width="2.39cm" svg:height="0.882cm" svg:x="6.25cm" svg:y="7.159cm">
          <draw:text-box>
            <text:p text:style-name="P3"><text:span text:style-name="T1">VecCoord</text:span></text:p>
          </draw:text-box>
        </draw:frame>
        <draw:frame draw:style-name="gr5" draw:text-style-name="P4" draw:layer="layout" svg:width="2.39cm" svg:height="0.882cm" svg:x="6.25cm" svg:y="7.794cm">
          <draw:text-box>
            <text:p text:style-name="P3"><text:span text:style-name="T1">VecCoord</text:span></text:p>
          </draw:text-box>
        </draw:frame>
        <draw:frame draw:style-name="gr5" draw:text-style-name="P4" draw:layer="layout" svg:width="2.39cm" svg:height="0.882cm" svg:x="6.25cm" svg:y="8.429cm">
          <draw:text-box>
            <text:p text:style-name="P3"><text:span text:style-name="T1">VecCoord</text:span></text:p>
          </draw:text-box>
        </draw:frame>
        <draw:frame draw:style-name="gr5" draw:text-style-name="P4" draw:layer="layout" svg:width="3.571cm" svg:height="0.882cm" svg:x="2.237cm" svg:y="6.614cm">
          <draw:text-box>
            <text:p text:style-name="P3"><text:span text:style-name="T1">VecId::position()</text:span></text:p>
          </draw:text-box>
        </draw:frame>
        <draw:frame draw:style-name="gr5" draw:text-style-name="P4" draw:layer="layout" svg:width="3.52cm" svg:height="0.882cm" svg:x="2.288cm" svg:y="11.386cm">
          <draw:text-box>
            <text:p text:style-name="P3"><text:span text:style-name="T1">VecId::velocity()</text:span></text:p>
          </draw:text-box>
        </draw:frame>
        <draw:frame draw:style-name="gr5" draw:text-style-name="P4" draw:layer="layout" svg:width="3.05cm" svg:height="0.882cm" svg:x="2.749cm" svg:y="12.021cm">
          <draw:text-box>
            <text:p text:style-name="P3"><text:span text:style-name="T1">VecId::force()</text:span></text:p>
          </draw:text-box>
        </draw:frame>
        <draw:frame draw:style-name="gr5" draw:text-style-name="P4" draw:layer="layout" svg:width="2.555cm" svg:height="0.882cm" svg:x="3.236cm" svg:y="12.656cm">
          <draw:text-box>
            <text:p text:style-name="P3"><text:span text:style-name="T1">VecId::dx()</text:span></text:p>
          </draw:text-box>
        </draw:frame>
        <draw:frame draw:style-name="gr5" draw:text-style-name="P4" draw:layer="layout" svg:width="1.306cm" svg:height="0.882cm" svg:x="4.46cm" svg:y="7.249cm">
          <draw:text-box>
            <text:p text:style-name="P3"><text:span text:style-name="T1">aux.</text:span></text:p>
          </draw:text-box>
        </draw:frame>
        <draw:frame draw:style-name="gr5" draw:text-style-name="P4" draw:layer="layout" svg:width="1.306cm" svg:height="0.882cm" svg:x="4.46cm" svg:y="13.291cm">
          <draw:text-box>
            <text:p text:style-name="P3"><text:span text:style-name="T1">aux.</text:span></text:p>
          </draw:text-box>
        </draw:frame>
        <draw:frame draw:style-name="gr5" draw:text-style-name="P4" draw:layer="layout" svg:width="2.221cm" svg:height="0.882cm" svg:x="6.098cm" svg:y="11.296cm">
          <draw:text-box>
            <text:p text:style-name="P3"><text:span text:style-name="T1">VecDeriv</text:span></text:p>
          </draw:text-box>
        </draw:frame>
        <draw:frame draw:style-name="gr5" draw:text-style-name="P4" draw:layer="layout" svg:width="2.221cm" svg:height="0.882cm" svg:x="6.098cm" svg:y="11.931cm">
          <draw:text-box>
            <text:p text:style-name="P3"><text:span text:style-name="T1">VecDeriv</text:span></text:p>
          </draw:text-box>
        </draw:frame>
        <draw:frame draw:style-name="gr5" draw:text-style-name="P4" draw:layer="layout" svg:width="2.221cm" svg:height="0.882cm" svg:x="6.066cm" svg:y="12.566cm">
          <draw:text-box>
            <text:p text:style-name="P3"><text:span text:style-name="T1">VecDeriv</text:span></text:p>
          </draw:text-box>
        </draw:frame>
        <draw:frame draw:style-name="gr5" draw:text-style-name="P4" draw:layer="layout" svg:width="2.221cm" svg:height="0.882cm" svg:x="6.066cm" svg:y="13.201cm">
          <draw:text-box>
            <text:p text:style-name="P3"><text:span text:style-name="T1">VecDeriv</text:span></text:p>
          </draw:text-box>
        </draw:frame>
        <draw:frame draw:style-name="gr5" draw:layer="layout" svg:width="3.605cm" svg:height="1.195cm" svg:x="5.636cm" svg:y="10.424cm">
          <draw:text-box>
            <text:p text:style-name="P3">VecDeriv[ ]</text:p>
          </draw:text-box>
        </draw:frame>
        <draw:custom-shape draw:style-name="gr6" draw:text-style-name="P2" draw:id="id1" draw:layer="layout" svg:width="0.635cm" svg:height="0.635cm" svg:x="10.834cm" svg:y="6.70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4" draw:layer="layout" svg:width="1.658cm" svg:height="0.882cm" svg:x="11.102cm" svg:y="6.072cm">
          <draw:text-box>
            <text:p text:style-name="P3"><text:span text:style-name="T1">getX()</text:span></text:p>
          </draw:text-box>
        </draw:frame>
        <draw:custom-shape draw:style-name="gr6" draw:text-style-name="P2" draw:id="id3" draw:layer="layout" svg:width="0.635cm" svg:height="0.635cm" svg:x="10.834cm" svg:y="8.612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4" draw:layer="layout" svg:width="1.658cm" svg:height="0.882cm" svg:x="11.102cm" svg:y="7.977cm">
          <draw:text-box>
            <text:p text:style-name="P3"><text:span text:style-name="T1">getV()</text:span></text:p>
          </draw:text-box>
        </draw:frame>
        <draw:custom-shape draw:style-name="gr6" draw:text-style-name="P2" draw:id="id5" draw:layer="layout" svg:width="0.635cm" svg:height="0.635cm" svg:x="10.834cm" svg:y="10.51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4" draw:layer="layout" svg:width="1.632cm" svg:height="0.882cm" svg:x="11.102cm" svg:y="9.882cm">
          <draw:text-box>
            <text:p text:style-name="P3"><text:span text:style-name="T1">getF()</text:span></text:p>
          </draw:text-box>
        </draw:frame>
        <draw:custom-shape draw:style-name="gr6" draw:text-style-name="P2" draw:id="id7" draw:layer="layout" svg:width="0.635cm" svg:height="0.635cm" svg:x="10.834cm" svg:y="12.422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4" draw:layer="layout" svg:width="1.891cm" svg:height="0.882cm" svg:x="11.102cm" svg:y="11.787cm">
          <draw:text-box>
            <text:p text:style-name="P3"><text:span text:style-name="T1">getDx()</text:span></text:p>
          </draw:text-box>
        </draw:frame>
        <draw:connector draw:style-name="gr7" draw:text-style-name="P2" draw:layer="layout" svg:x1="10.834cm" svg:y1="7.023cm" svg:x2="8.924cm" svg:y2="6.931cm" draw:start-shape="id1" draw:start-glue-point="6" draw:end-shape="id2" draw:end-glue-point="1">
          <text:p text:style-name="P3"/>
        </draw:connector>
        <draw:connector draw:style-name="gr7" draw:text-style-name="P2" draw:layer="layout" svg:x1="10.834cm" svg:y1="8.928cm" svg:x2="8.924cm" svg:y2="11.703cm" draw:start-shape="id3" draw:start-glue-point="6" draw:end-shape="id4" draw:end-glue-point="1">
          <text:p text:style-name="P3"/>
        </draw:connector>
        <draw:connector draw:style-name="gr7" draw:text-style-name="P2" draw:layer="layout" draw:line-skew="0.321cm" svg:x1="10.834cm" svg:y1="10.833cm" svg:x2="8.924cm" svg:y2="12.338cm" draw:start-shape="id5" draw:start-glue-point="6" draw:end-shape="id6" draw:end-glue-point="1">
          <text:p text:style-name="P3"/>
        </draw:connector>
        <draw:connector draw:style-name="gr7" draw:text-style-name="P2" draw:layer="layout" svg:x1="10.834cm" svg:y1="12.738cm" svg:x2="8.924cm" svg:y2="12.973cm" draw:start-shape="id7" draw:start-glue-point="6" draw:end-shape="id8" draw:end-glue-point="1">
          <text:p text:style-name="P3"/>
        </draw:connector>
        <draw:connector draw:style-name="gr8" draw:text-style-name="P2" draw:layer="layout" svg:x1="13.271cm" svg:y1="2.865cm" svg:x2="6.545cm" svg:y2="4.167cm" draw:start-shape="id9" draw:start-glue-point="6" draw:end-shape="id10" draw:end-glue-point="0">
          <text:p text:style-name="P3"/>
        </draw:connector>
        <draw:custom-shape draw:style-name="gr9" draw:text-style-name="P1" draw:id="id11" draw:layer="layout" svg:width="4.446cm" svg:height="7.62cm" svg:x="14.779cm" svg:y="4.196cm">
          <text:p text:style-name="P1">ForceField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1.467cm" svg:y1="7.023cm" svg:x2="14.759cm" svg:y2="7.028cm" draw:start-shape="id1" draw:start-glue-point="10">
          <text:p text:style-name="P3"/>
        </draw:connector>
        <draw:connector draw:style-name="gr10" draw:text-style-name="P2" draw:layer="layout" svg:x1="11.467cm" svg:y1="8.928cm" svg:x2="14.7cm" svg:y2="8.938cm" draw:start-shape="id3" draw:start-glue-point="10">
          <text:p text:style-name="P3"/>
        </draw:connector>
        <draw:connector draw:style-name="gr10" draw:text-style-name="P2" draw:layer="layout" svg:x1="14.759cm" svg:y1="10.82cm" svg:x2="11.467cm" svg:y2="10.833cm" draw:end-shape="id5" draw:end-glue-point="10">
          <text:p text:style-name="P3"/>
        </draw:connector>
        <draw:connector draw:style-name="gr8" draw:text-style-name="P2" draw:layer="layout" svg:x1="13.271cm" svg:y1="2.865cm" svg:x2="17.002cm" svg:y2="4.196cm" draw:start-shape="id9" draw:start-glue-point="6" draw:end-shape="id11">
          <text:p text:style-name="P3"/>
        </draw:connector>
      </draw:page>
      <draw:page draw:name="page2" draw:style-name="dp1" draw:master-page-name="Default">
        <office:forms form:automatic-focus="false" form:apply-design-mode="false"/>
        <draw:custom-shape draw:style-name="gr1" draw:text-style-name="P2" draw:id="id20" draw:layer="layout" svg:width="2.969cm" svg:height="1.558cm" svg:x="11.787cm" svg:y="1.309cm">
          <text:p text:style-name="P1">Nod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id="id21" draw:layer="layout" svg:width="9.202cm" svg:height="8.571cm" svg:x="1.944cm" svg:y="4.167cm">
          <text:p text:style-name="P1">MechanicalObjec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id="id13" draw:layer="layout" svg:width="3.175cm" svg:height="0.635cm" svg:x="5.773cm" svg:y="6.398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5.773cm" svg:y="7.033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5.773cm" svg:y="7.668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id="id15" draw:layer="layout" svg:width="3.175cm" svg:height="0.635cm" svg:x="5.778cm" svg:y="9.674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id="id17" draw:layer="layout" svg:width="3.175cm" svg:height="0.635cm" svg:x="5.778cm" svg:y="10.309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id="id19" draw:layer="layout" svg:width="3.175cm" svg:height="0.635cm" svg:x="5.778cm" svg:y="10.944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5.778cm" svg:y="11.579cm">
          <text:p text:style-name="P3"/>
          <draw:enhanced-geometry svg:viewBox="0 0 21600 21600" draw:type="rectangle" draw:enhanced-path="M 0 0 L 21600 0 21600 21600 0 21600 0 0 Z N"/>
        </draw:custom-shape>
        <draw:frame draw:style-name="gr5" draw:layer="layout" svg:width="3.851cm" svg:height="1.195cm" svg:x="5.414cm" svg:y="5.436cm">
          <draw:text-box>
            <text:p text:style-name="P3">VecCoord[ ]</text:p>
          </draw:text-box>
        </draw:frame>
        <draw:frame draw:style-name="gr5" draw:text-style-name="P4" draw:layer="layout" svg:width="2.39cm" svg:height="0.882cm" svg:x="6.274cm" svg:y="6.398cm">
          <draw:text-box>
            <text:p text:style-name="P3"><text:span text:style-name="T1">VecCoord</text:span></text:p>
          </draw:text-box>
        </draw:frame>
        <draw:frame draw:style-name="gr5" draw:text-style-name="P4" draw:layer="layout" svg:width="2.39cm" svg:height="0.882cm" svg:x="6.274cm" svg:y="6.943cm">
          <draw:text-box>
            <text:p text:style-name="P3"><text:span text:style-name="T1">VecCoord</text:span></text:p>
          </draw:text-box>
        </draw:frame>
        <draw:frame draw:style-name="gr5" draw:text-style-name="P4" draw:layer="layout" svg:width="2.39cm" svg:height="0.882cm" svg:x="6.274cm" svg:y="7.578cm">
          <draw:text-box>
            <text:p text:style-name="P3"><text:span text:style-name="T1">VecCoord</text:span></text:p>
          </draw:text-box>
        </draw:frame>
        <draw:frame draw:style-name="gr5" draw:text-style-name="P4" draw:layer="layout" svg:width="3.571cm" svg:height="0.882cm" svg:x="2.261cm" svg:y="6.398cm">
          <draw:text-box>
            <text:p text:style-name="P3"><text:span text:style-name="T1">VecId::position()</text:span></text:p>
          </draw:text-box>
        </draw:frame>
        <draw:frame draw:style-name="gr5" draw:text-style-name="P4" draw:layer="layout" svg:width="3.52cm" svg:height="0.882cm" svg:x="2.317cm" svg:y="9.674cm">
          <draw:text-box>
            <text:p text:style-name="P3"><text:span text:style-name="T1">VecId::velocity()</text:span></text:p>
          </draw:text-box>
        </draw:frame>
        <draw:frame draw:style-name="gr5" draw:text-style-name="P4" draw:layer="layout" svg:width="3.05cm" svg:height="0.882cm" svg:x="2.778cm" svg:y="10.309cm">
          <draw:text-box>
            <text:p text:style-name="P3"><text:span text:style-name="T1">VecId::force()</text:span></text:p>
          </draw:text-box>
        </draw:frame>
        <draw:frame draw:style-name="gr5" draw:text-style-name="P4" draw:layer="layout" svg:width="2.555cm" svg:height="0.882cm" svg:x="3.265cm" svg:y="10.944cm">
          <draw:text-box>
            <text:p text:style-name="P3"><text:span text:style-name="T1">VecId::dx()</text:span></text:p>
          </draw:text-box>
        </draw:frame>
        <draw:frame draw:style-name="gr5" draw:text-style-name="P4" draw:layer="layout" svg:width="1.306cm" svg:height="0.882cm" svg:x="4.484cm" svg:y="7.033cm">
          <draw:text-box>
            <text:p text:style-name="P3"><text:span text:style-name="T1">aux.</text:span></text:p>
          </draw:text-box>
        </draw:frame>
        <draw:frame draw:style-name="gr5" draw:text-style-name="P4" draw:layer="layout" svg:width="1.306cm" svg:height="0.882cm" svg:x="4.489cm" svg:y="11.579cm">
          <draw:text-box>
            <text:p text:style-name="P3"><text:span text:style-name="T1">aux.</text:span></text:p>
          </draw:text-box>
        </draw:frame>
        <draw:frame draw:style-name="gr5" draw:text-style-name="P4" draw:layer="layout" svg:width="2.221cm" svg:height="0.882cm" svg:x="6.127cm" svg:y="9.584cm">
          <draw:text-box>
            <text:p text:style-name="P3"><text:span text:style-name="T1">VecDeriv</text:span></text:p>
          </draw:text-box>
        </draw:frame>
        <draw:frame draw:style-name="gr5" draw:text-style-name="P4" draw:layer="layout" svg:width="2.221cm" svg:height="0.882cm" svg:x="6.127cm" svg:y="10.219cm">
          <draw:text-box>
            <text:p text:style-name="P3"><text:span text:style-name="T1">VecDeriv</text:span></text:p>
          </draw:text-box>
        </draw:frame>
        <draw:frame draw:style-name="gr5" draw:text-style-name="P4" draw:layer="layout" svg:width="2.221cm" svg:height="0.882cm" svg:x="6.095cm" svg:y="10.854cm">
          <draw:text-box>
            <text:p text:style-name="P3"><text:span text:style-name="T1">VecDeriv</text:span></text:p>
          </draw:text-box>
        </draw:frame>
        <draw:frame draw:style-name="gr5" draw:layer="layout" svg:width="3.605cm" svg:height="1.195cm" svg:x="5.665cm" svg:y="8.712cm">
          <draw:text-box>
            <text:p text:style-name="P3">VecDeriv[ ]</text:p>
          </draw:text-box>
        </draw:frame>
        <draw:custom-shape draw:style-name="gr6" draw:text-style-name="P2" draw:id="id12" draw:layer="layout" svg:width="0.635cm" svg:height="0.635cm" svg:x="10.838cm" svg:y="5.753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4" draw:layer="layout" svg:width="1.658cm" svg:height="0.882cm" svg:x="11.126cm" svg:y="5.856cm">
          <draw:text-box>
            <text:p text:style-name="P3"><text:span text:style-name="T1">getX()</text:span></text:p>
          </draw:text-box>
        </draw:frame>
        <draw:custom-shape draw:style-name="gr6" draw:text-style-name="P2" draw:id="id14" draw:layer="layout" svg:width="0.635cm" svg:height="0.635cm" svg:x="10.838cm" svg:y="7.658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4" draw:layer="layout" svg:width="1.658cm" svg:height="0.882cm" svg:x="11.126cm" svg:y="7.761cm">
          <draw:text-box>
            <text:p text:style-name="P3"><text:span text:style-name="T1">getV()</text:span></text:p>
          </draw:text-box>
        </draw:frame>
        <draw:custom-shape draw:style-name="gr6" draw:text-style-name="P2" draw:id="id16" draw:layer="layout" svg:width="0.635cm" svg:height="0.635cm" svg:x="10.838cm" svg:y="9.563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4" draw:layer="layout" svg:width="1.632cm" svg:height="0.882cm" svg:x="11.106cm" svg:y="8.928cm">
          <draw:text-box>
            <text:p text:style-name="P3"><text:span text:style-name="T1">getF()</text:span></text:p>
          </draw:text-box>
        </draw:frame>
        <draw:custom-shape draw:style-name="gr6" draw:text-style-name="P2" draw:id="id18" draw:layer="layout" svg:width="0.635cm" svg:height="0.635cm" svg:x="10.838cm" svg:y="11.468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4" draw:layer="layout" svg:width="1.891cm" svg:height="0.882cm" svg:x="11.126cm" svg:y="11.571cm">
          <draw:text-box>
            <text:p text:style-name="P3"><text:span text:style-name="T1">getDx()</text:span></text:p>
          </draw:text-box>
        </draw:frame>
        <draw:connector draw:style-name="gr7" draw:text-style-name="P2" draw:layer="layout" svg:x1="10.838cm" svg:y1="6.069cm" svg:x2="8.948cm" svg:y2="6.715cm" draw:start-shape="id12" draw:start-glue-point="6" draw:end-shape="id13" draw:end-glue-point="1">
          <text:p text:style-name="P3"/>
        </draw:connector>
        <draw:connector draw:style-name="gr7" draw:text-style-name="P2" draw:layer="layout" svg:x1="10.838cm" svg:y1="7.974cm" svg:x2="8.953cm" svg:y2="9.991cm" draw:start-shape="id14" draw:start-glue-point="6" draw:end-shape="id15" draw:end-glue-point="1">
          <text:p text:style-name="P3"/>
        </draw:connector>
        <draw:connector draw:style-name="gr7" draw:text-style-name="P2" draw:layer="layout" draw:line-skew="0.321cm" svg:x1="10.838cm" svg:y1="9.879cm" svg:x2="8.953cm" svg:y2="10.626cm" draw:start-shape="id16" draw:start-glue-point="6" draw:end-shape="id17" draw:end-glue-point="1">
          <text:p text:style-name="P3"/>
        </draw:connector>
        <draw:connector draw:style-name="gr7" draw:text-style-name="P2" draw:layer="layout" svg:x1="10.838cm" svg:y1="11.784cm" svg:x2="8.953cm" svg:y2="11.261cm" draw:start-shape="id18" draw:start-glue-point="6" draw:end-shape="id19" draw:end-glue-point="1">
          <text:p text:style-name="P3"/>
        </draw:connector>
        <draw:connector draw:style-name="gr8" draw:text-style-name="P2" draw:layer="layout" svg:x1="13.271cm" svg:y1="2.865cm" svg:x2="6.545cm" svg:y2="4.167cm" draw:start-shape="id20" draw:start-glue-point="6" draw:end-shape="id21" draw:end-glue-point="0">
          <text:p text:style-name="P3"/>
        </draw:connector>
        <draw:custom-shape draw:style-name="gr9" draw:text-style-name="P5" draw:id="id22" draw:layer="layout" svg:width="13.199cm" svg:height="7.272cm" svg:x="14.779cm" svg:y="4.196cm">
          <text:p text:style-name="P5">ForceField::addForce()</text:p>
          <text:p text:style-name="P5">{</text:p>
          <text:p text:style-name="P5"><text:tab/>addForce( dof-&gt;getx(),</text:p>
          <text:p text:style-name="P5"><text:tab/><text:tab/><text:tab/>dof-&gt;getV(),</text:p>
          <text:p text:style-name="P5"><text:tab/><text:tab/><text:tab/>dof-&gt;getF() );</text:p>
          <text:p text:style-name="P5">} </text:p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2" draw:layer="layout" svg:x1="11.471cm" svg:y1="6.069cm" svg:x2="14.759cm" svg:y2="7.028cm" draw:start-shape="id12" draw:start-glue-point="10">
          <text:p text:style-name="P3"/>
        </draw:connector>
        <draw:connector draw:style-name="gr10" draw:text-style-name="P2" draw:layer="layout" svg:x1="11.471cm" svg:y1="7.974cm" svg:x2="14.7cm" svg:y2="8.938cm" draw:start-shape="id14" draw:start-glue-point="10">
          <text:p text:style-name="P3"/>
        </draw:connector>
        <draw:connector draw:style-name="gr10" draw:text-style-name="P2" draw:layer="layout" svg:x1="14.759cm" svg:y1="10.82cm" svg:x2="11.471cm" svg:y2="9.879cm" draw:end-shape="id16" draw:end-glue-point="10">
          <text:p text:style-name="P3"/>
        </draw:connector>
        <draw:connector draw:style-name="gr8" draw:text-style-name="P2" draw:layer="layout" svg:x1="13.271cm" svg:y1="2.865cm" svg:x2="21.378cm" svg:y2="4.196cm" draw:start-shape="id20" draw:start-glue-point="6" draw:end-shape="id22">
          <text:p text:style-name="P3"/>
        </draw:connector>
      </draw:page>
      <draw:page draw:name="page3" draw:style-name="dp1" draw:master-page-name="Default">
        <office:forms form:automatic-focus="false" form:apply-design-mode="false"/>
        <draw:custom-shape draw:style-name="gr1" draw:text-style-name="P2" draw:id="id23" draw:layer="layout" svg:width="2.969cm" svg:height="1.558cm" svg:x="17.818cm" svg:y="1.308cm">
          <text:p text:style-name="P1">Nod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id="id24" draw:layer="layout" svg:width="6.985cm" svg:height="8.326cm" svg:x="7.658cm" svg:y="4.412cm">
          <text:p text:style-name="P1">MechanicalObjec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id="id25" draw:layer="layout" svg:width="3.175cm" svg:height="0.635cm" svg:x="10.852cm" svg:y="6.543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10.852cm" svg:y="7.178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10.852cm" svg:y="7.813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id="id26" draw:layer="layout" svg:width="3.175cm" svg:height="0.635cm" svg:x="10.833cm" svg:y="10.217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10.833cm" svg:y="10.852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id="id27" draw:layer="layout" svg:width="3.175cm" svg:height="0.635cm" svg:x="10.833cm" svg:y="11.487cm">
          <text:p text:style-name="P3"/>
          <draw:enhanced-geometry svg:viewBox="0 0 21600 21600" draw:type="rectangle" draw:enhanced-path="M 0 0 L 21600 0 21600 21600 0 21600 0 0 Z N"/>
        </draw:custom-shape>
        <draw:frame draw:style-name="gr5" draw:layer="layout" svg:width="3.851cm" svg:height="1.195cm" svg:x="10.493cm" svg:y="5.581cm">
          <draw:text-box>
            <text:p text:style-name="P3">VecCoord[ ]</text:p>
          </draw:text-box>
        </draw:frame>
        <draw:frame draw:style-name="gr5" draw:text-style-name="P4" draw:layer="layout" svg:width="2.39cm" svg:height="0.882cm" svg:x="11.353cm" svg:y="6.543cm">
          <draw:text-box>
            <text:p text:style-name="P3"><text:span text:style-name="T1">VecCoord</text:span></text:p>
          </draw:text-box>
        </draw:frame>
        <draw:frame draw:style-name="gr5" draw:text-style-name="P4" draw:layer="layout" svg:width="2.39cm" svg:height="0.882cm" svg:x="11.353cm" svg:y="7.088cm">
          <draw:text-box>
            <text:p text:style-name="P3"><text:span text:style-name="T1">VecCoord</text:span></text:p>
          </draw:text-box>
        </draw:frame>
        <draw:frame draw:style-name="gr5" draw:text-style-name="P4" draw:layer="layout" svg:width="2.39cm" svg:height="0.882cm" svg:x="11.353cm" svg:y="7.723cm">
          <draw:text-box>
            <text:p text:style-name="P3"><text:span text:style-name="T1">VecCoord</text:span></text:p>
          </draw:text-box>
        </draw:frame>
        <draw:frame draw:style-name="gr5" draw:text-style-name="P4" draw:layer="layout" svg:width="3.36cm" svg:height="0.882cm" svg:x="7.34cm" svg:y="6.543cm">
          <draw:text-box>
            <text:p text:style-name="P3"><text:span text:style-name="T1">Sofa::position()</text:span></text:p>
          </draw:text-box>
        </draw:frame>
        <draw:frame draw:style-name="gr5" draw:text-style-name="P4" draw:layer="layout" svg:width="3.309cm" svg:height="0.882cm" svg:x="7.372cm" svg:y="10.217cm">
          <draw:text-box>
            <text:p text:style-name="P3"><text:span text:style-name="T1">Sofa::velocity()</text:span></text:p>
          </draw:text-box>
        </draw:frame>
        <draw:frame draw:style-name="gr5" draw:text-style-name="P4" draw:layer="layout" svg:width="1.306cm" svg:height="0.882cm" svg:x="9.563cm" svg:y="7.178cm">
          <draw:text-box>
            <text:p text:style-name="P3"><text:span text:style-name="T1">aux.</text:span></text:p>
          </draw:text-box>
        </draw:frame>
        <draw:frame draw:style-name="gr5" draw:text-style-name="P4" draw:layer="layout" svg:width="1.306cm" svg:height="0.882cm" svg:x="9.508cm" svg:y="11.322cm">
          <draw:text-box>
            <text:p text:style-name="P3"><text:span text:style-name="T1">aux.</text:span></text:p>
          </draw:text-box>
        </draw:frame>
        <draw:frame draw:style-name="gr5" draw:text-style-name="P4" draw:layer="layout" svg:width="2.221cm" svg:height="0.882cm" svg:x="11.182cm" svg:y="10.127cm">
          <draw:text-box>
            <text:p text:style-name="P3"><text:span text:style-name="T1">VecDeriv</text:span></text:p>
          </draw:text-box>
        </draw:frame>
        <draw:frame draw:style-name="gr5" draw:text-style-name="P4" draw:layer="layout" svg:width="2.221cm" svg:height="0.882cm" svg:x="11.182cm" svg:y="10.762cm">
          <draw:text-box>
            <text:p text:style-name="P3"><text:span text:style-name="T1">VecDeriv</text:span></text:p>
          </draw:text-box>
        </draw:frame>
        <draw:frame draw:style-name="gr5" draw:text-style-name="P4" draw:layer="layout" svg:width="2.221cm" svg:height="0.882cm" svg:x="11.15cm" svg:y="11.397cm">
          <draw:text-box>
            <text:p text:style-name="P3"><text:span text:style-name="T1">VecDeriv</text:span></text:p>
          </draw:text-box>
        </draw:frame>
        <draw:frame draw:style-name="gr5" draw:layer="layout" svg:width="3.605cm" svg:height="1.195cm" svg:x="10.833cm" svg:y="8.857cm">
          <draw:text-box>
            <text:p text:style-name="P3">VecDeriv[ ]</text:p>
          </draw:text-box>
        </draw:frame>
        <draw:frame draw:style-name="gr5" draw:text-style-name="P7" draw:layer="layout" svg:width="6.526cm" svg:height="1.301cm" svg:x="15.596cm" svg:y="5.436cm">
          <draw:text-box>
            <text:p text:style-name="P6"><text:span text:style-name="T2">getVecCoord(vis.x)</text:span></text:p>
          </draw:text-box>
        </draw:frame>
        <draw:connector draw:style-name="gr8" draw:text-style-name="P2" draw:layer="layout" draw:line-skew="-0.19cm" svg:x1="19.302cm" svg:y1="2.864cm" svg:x2="11.15cm" svg:y2="4.412cm" draw:start-shape="id23" draw:start-glue-point="6" draw:end-shape="id24" draw:end-glue-point="0">
          <text:p text:style-name="P3"/>
        </draw:connector>
        <draw:custom-shape draw:style-name="gr9" draw:text-style-name="P5" draw:id="id28" draw:layer="layout" svg:width="13.199cm" svg:height="7.62cm" svg:x="23.034cm" svg:y="4.166cm">
          <text:p text:style-name="P5">ForceField&lt;T&gt;::addForce(Visitor vis)</text:p>
          <text:p text:style-name="P5">{</text:p>
          <text:p text:style-name="P5"><text:tab/>...</text:p>
          <text:p text:style-name="P5"><text:tab/>x= dof-&gt;getVecCoord(vis .x);</text:p>
          <text:p text:style-name="P5"><text:tab/>...</text:p>
          <text:p text:style-name="P5"><text:tab/>... vis-&gt;getTime() ....</text:p>
          <text:p text:style-name="P5"><text:tab/>... vis-&gt;getCamera() ....</text:p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2" draw:layer="layout" svg:x1="14.027cm" svg:y1="6.86cm" svg:x2="22.719cm" svg:y2="6.914cm" draw:start-shape="id25" draw:start-glue-point="1">
          <text:p text:style-name="P3"/>
        </draw:connector>
        <draw:connector draw:style-name="gr10" draw:text-style-name="P2" draw:layer="layout" draw:line-skew="-3.369cm" svg:x1="14.008cm" svg:y1="10.534cm" svg:x2="22.79cm" svg:y2="8.396cm" draw:start-shape="id26" draw:start-glue-point="1">
          <text:p text:style-name="P3"/>
        </draw:connector>
        <draw:connector draw:style-name="gr10" draw:text-style-name="P2" draw:layer="layout" draw:line-skew="-2.01cm" svg:x1="22.613cm" svg:y1="9.736cm" svg:x2="14.008cm" svg:y2="11.804cm" draw:end-shape="id27" draw:end-glue-point="1">
          <text:p text:style-name="P3"/>
        </draw:connector>
        <draw:connector draw:style-name="gr8" draw:text-style-name="P2" draw:layer="layout" draw:line-skew="0.015cm" svg:x1="19.302cm" svg:y1="2.864cm" svg:x2="29.633cm" svg:y2="4.166cm" draw:start-shape="id23" draw:start-glue-point="6" draw:end-shape="id28">
          <text:p text:style-name="P3"/>
        </draw:connector>
        <draw:frame draw:style-name="gr5" draw:text-style-name="P7" draw:layer="layout" svg:width="6.251cm" svg:height="1.301cm" svg:x="15.913cm" svg:y="6.992cm">
          <draw:text-box>
            <text:p text:style-name="P6"><text:span text:style-name="T2">getVecDeriv(vis.v)</text:span></text:p>
          </draw:text-box>
        </draw:frame>
        <draw:frame draw:style-name="gr5" draw:text-style-name="P7" draw:layer="layout" svg:width="6.09cm" svg:height="1.301cm" svg:x="16.173cm" svg:y="8.58cm">
          <draw:text-box>
            <text:p text:style-name="P6"><text:span text:style-name="T2">getVecDeriv(vis.f)</text:span></text:p>
          </draw:text-box>
        </draw:frame>
      </draw:page>
      <draw:page draw:name="page4" draw:style-name="dp1" draw:master-page-name="Default">
        <office:forms form:automatic-focus="false" form:apply-design-mode="false"/>
        <draw:custom-shape draw:style-name="gr1" draw:text-style-name="P2" draw:id="id37" draw:layer="layout" svg:width="2.969cm" svg:height="1.558cm" svg:x="11.786cm" svg:y="1.308cm">
          <text:p text:style-name="P1">Nod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id="id38" draw:layer="layout" svg:width="9.202cm" svg:height="11.337cm" svg:x="1.943cm" svg:y="4.166cm">
          <text:p text:style-name="P1">MechanicalObjec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5.748cm" svg:y="6.613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id="id30" draw:layer="layout" svg:width="3.175cm" svg:height="0.635cm" svg:x="5.748cm" svg:y="7.248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5.748cm" svg:y="7.883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5.748cm" svg:y="8.518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75cm" svg:height="0.635cm" svg:x="5.748cm" svg:y="9.153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5.748cm" svg:y="11.385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id="id34" draw:layer="layout" svg:width="3.175cm" svg:height="0.635cm" svg:x="5.748cm" svg:y="12.02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id="id36" draw:layer="layout" svg:width="3.175cm" svg:height="0.635cm" svg:x="5.748cm" svg:y="12.655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id="id32" draw:layer="layout" svg:width="3.175cm" svg:height="0.635cm" svg:x="5.748cm" svg:y="13.29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75cm" svg:height="0.635cm" svg:x="5.748cm" svg:y="13.925cm">
          <text:p text:style-name="P3"/>
          <draw:enhanced-geometry svg:viewBox="0 0 21600 21600" draw:type="rectangle" draw:enhanced-path="M 0 0 L 21600 0 21600 21600 0 21600 0 0 Z N"/>
        </draw:custom-shape>
        <draw:frame draw:style-name="gr5" draw:layer="layout" svg:width="3.851cm" svg:height="1.195cm" svg:x="5.389cm" svg:y="5.651cm">
          <draw:text-box>
            <text:p text:style-name="P3">VecCoord[ ]</text:p>
          </draw:text-box>
        </draw:frame>
        <draw:frame draw:style-name="gr5" draw:text-style-name="P4" draw:layer="layout" svg:width="2.39cm" svg:height="0.882cm" svg:x="6.249cm" svg:y="6.613cm">
          <draw:text-box>
            <text:p text:style-name="P3"><text:span text:style-name="T1">VecCoord</text:span></text:p>
          </draw:text-box>
        </draw:frame>
        <draw:frame draw:style-name="gr5" draw:text-style-name="P4" draw:layer="layout" svg:width="2.39cm" svg:height="0.882cm" svg:x="6.249cm" svg:y="7.158cm">
          <draw:text-box>
            <text:p text:style-name="P3"><text:span text:style-name="T1">VecCoord</text:span></text:p>
          </draw:text-box>
        </draw:frame>
        <draw:frame draw:style-name="gr5" draw:text-style-name="P4" draw:layer="layout" svg:width="2.39cm" svg:height="0.882cm" svg:x="6.249cm" svg:y="7.793cm">
          <draw:text-box>
            <text:p text:style-name="P3"><text:span text:style-name="T1">VecCoord</text:span></text:p>
          </draw:text-box>
        </draw:frame>
        <draw:frame draw:style-name="gr5" draw:text-style-name="P4" draw:layer="layout" svg:width="2.39cm" svg:height="0.882cm" svg:x="6.249cm" svg:y="8.428cm">
          <draw:text-box>
            <text:p text:style-name="P3"><text:span text:style-name="T1">VecCoord</text:span></text:p>
          </draw:text-box>
        </draw:frame>
        <draw:frame draw:style-name="gr5" draw:text-style-name="P4" draw:layer="layout" svg:width="3.571cm" svg:height="0.882cm" svg:x="2.236cm" svg:y="6.613cm">
          <draw:text-box>
            <text:p text:style-name="P3"><text:span text:style-name="T1">VecId::position()</text:span></text:p>
          </draw:text-box>
        </draw:frame>
        <draw:frame draw:style-name="gr5" draw:text-style-name="P4" draw:layer="layout" svg:width="3.52cm" svg:height="0.882cm" svg:x="2.287cm" svg:y="11.385cm">
          <draw:text-box>
            <text:p text:style-name="P3"><text:span text:style-name="T1">VecId::velocity()</text:span></text:p>
          </draw:text-box>
        </draw:frame>
        <draw:frame draw:style-name="gr5" draw:text-style-name="P4" draw:layer="layout" svg:width="3.05cm" svg:height="0.882cm" svg:x="2.748cm" svg:y="12.02cm">
          <draw:text-box>
            <text:p text:style-name="P3"><text:span text:style-name="T1">VecId::force()</text:span></text:p>
          </draw:text-box>
        </draw:frame>
        <draw:frame draw:style-name="gr5" draw:text-style-name="P4" draw:layer="layout" svg:width="2.555cm" svg:height="0.882cm" svg:x="3.235cm" svg:y="12.655cm">
          <draw:text-box>
            <text:p text:style-name="P3"><text:span text:style-name="T1">VecId::dx()</text:span></text:p>
          </draw:text-box>
        </draw:frame>
        <draw:frame draw:style-name="gr5" draw:text-style-name="P4" draw:layer="layout" svg:width="1.565cm" svg:height="0.882cm" svg:x="4.166cm" svg:y="7.251cm">
          <draw:text-box>
            <text:p text:style-name="P3"><text:span text:style-name="T1">newX</text:span></text:p>
          </draw:text-box>
        </draw:frame>
        <draw:frame draw:style-name="gr5" draw:text-style-name="P4" draw:layer="layout" svg:width="1.565cm" svg:height="0.882cm" svg:x="4.21cm" svg:y="13.283cm">
          <draw:text-box>
            <text:p text:style-name="P3"><text:span text:style-name="T1">newV</text:span></text:p>
          </draw:text-box>
        </draw:frame>
        <draw:frame draw:style-name="gr5" draw:text-style-name="P4" draw:layer="layout" svg:width="2.221cm" svg:height="0.882cm" svg:x="6.097cm" svg:y="11.295cm">
          <draw:text-box>
            <text:p text:style-name="P3"><text:span text:style-name="T1">VecDeriv</text:span></text:p>
          </draw:text-box>
        </draw:frame>
        <draw:frame draw:style-name="gr5" draw:text-style-name="P4" draw:layer="layout" svg:width="2.221cm" svg:height="0.882cm" svg:x="6.097cm" svg:y="11.93cm">
          <draw:text-box>
            <text:p text:style-name="P3"><text:span text:style-name="T1">VecDeriv</text:span></text:p>
          </draw:text-box>
        </draw:frame>
        <draw:frame draw:style-name="gr5" draw:text-style-name="P4" draw:layer="layout" svg:width="2.221cm" svg:height="0.882cm" svg:x="6.065cm" svg:y="12.565cm">
          <draw:text-box>
            <text:p text:style-name="P3"><text:span text:style-name="T1">VecDeriv</text:span></text:p>
          </draw:text-box>
        </draw:frame>
        <draw:frame draw:style-name="gr5" draw:text-style-name="P4" draw:layer="layout" svg:width="2.221cm" svg:height="0.882cm" svg:x="6.065cm" svg:y="13.2cm">
          <draw:text-box>
            <text:p text:style-name="P3"><text:span text:style-name="T1">VecDeriv</text:span></text:p>
          </draw:text-box>
        </draw:frame>
        <draw:frame draw:style-name="gr5" draw:layer="layout" svg:width="3.605cm" svg:height="1.195cm" svg:x="5.635cm" svg:y="10.423cm">
          <draw:text-box>
            <text:p text:style-name="P3">VecDeriv[ ]</text:p>
          </draw:text-box>
        </draw:frame>
        <draw:custom-shape draw:style-name="gr6" draw:text-style-name="P2" draw:id="id29" draw:layer="layout" svg:width="0.635cm" svg:height="0.635cm" svg:x="10.833cm" svg:y="6.70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4" draw:layer="layout" svg:width="1.658cm" svg:height="0.882cm" svg:x="11.101cm" svg:y="6.071cm">
          <draw:text-box>
            <text:p text:style-name="P3"><text:span text:style-name="T1">getX()</text:span></text:p>
          </draw:text-box>
        </draw:frame>
        <draw:custom-shape draw:style-name="gr6" draw:text-style-name="P2" draw:id="id31" draw:layer="layout" svg:width="0.635cm" svg:height="0.635cm" svg:x="10.833cm" svg:y="8.611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4" draw:layer="layout" svg:width="1.658cm" svg:height="0.882cm" svg:x="11.101cm" svg:y="7.976cm">
          <draw:text-box>
            <text:p text:style-name="P3"><text:span text:style-name="T1">getV()</text:span></text:p>
          </draw:text-box>
        </draw:frame>
        <draw:custom-shape draw:style-name="gr6" draw:text-style-name="P2" draw:id="id33" draw:layer="layout" svg:width="0.635cm" svg:height="0.635cm" svg:x="10.833cm" svg:y="10.51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4" draw:layer="layout" svg:width="1.632cm" svg:height="0.882cm" svg:x="11.101cm" svg:y="9.881cm">
          <draw:text-box>
            <text:p text:style-name="P3"><text:span text:style-name="T1">getF()</text:span></text:p>
          </draw:text-box>
        </draw:frame>
        <draw:custom-shape draw:style-name="gr6" draw:text-style-name="P2" draw:id="id35" draw:layer="layout" svg:width="0.635cm" svg:height="0.635cm" svg:x="10.833cm" svg:y="12.421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4" draw:layer="layout" svg:width="1.891cm" svg:height="0.882cm" svg:x="11.101cm" svg:y="11.786cm">
          <draw:text-box>
            <text:p text:style-name="P3"><text:span text:style-name="T1">getDx()</text:span></text:p>
          </draw:text-box>
        </draw:frame>
        <draw:connector draw:style-name="gr7" draw:text-style-name="P2" draw:layer="layout" svg:x1="10.833cm" svg:y1="7.022cm" svg:x2="8.923cm" svg:y2="7.565cm" draw:start-shape="id29" draw:start-glue-point="6" draw:end-shape="id30" draw:end-glue-point="1">
          <text:p text:style-name="P3"/>
        </draw:connector>
        <draw:connector draw:style-name="gr7" draw:text-style-name="P2" draw:layer="layout" svg:x1="10.833cm" svg:y1="8.927cm" svg:x2="8.923cm" svg:y2="13.607cm" draw:start-shape="id31" draw:start-glue-point="6" draw:end-shape="id32" draw:end-glue-point="1">
          <text:p text:style-name="P3"/>
        </draw:connector>
        <draw:connector draw:style-name="gr7" draw:text-style-name="P2" draw:layer="layout" draw:line-skew="0.321cm" svg:x1="10.833cm" svg:y1="10.832cm" svg:x2="8.923cm" svg:y2="12.337cm" draw:start-shape="id33" draw:start-glue-point="6" draw:end-shape="id34" draw:end-glue-point="1">
          <text:p text:style-name="P3"/>
        </draw:connector>
        <draw:connector draw:style-name="gr7" draw:text-style-name="P2" draw:layer="layout" draw:line-skew="0.321cm" svg:x1="10.833cm" svg:y1="12.737cm" svg:x2="8.923cm" svg:y2="12.972cm" draw:start-shape="id35" draw:start-glue-point="6" draw:end-shape="id36" draw:end-glue-point="1">
          <text:p text:style-name="P3"/>
        </draw:connector>
        <draw:connector draw:style-name="gr8" draw:text-style-name="P2" draw:layer="layout" svg:x1="13.27cm" svg:y1="2.864cm" svg:x2="6.544cm" svg:y2="4.166cm" draw:start-shape="id37" draw:start-glue-point="6" draw:end-shape="id38" draw:end-glue-point="0">
          <text:p text:style-name="P3"/>
        </draw:connector>
        <draw:custom-shape draw:style-name="gr9" draw:text-style-name="P1" draw:id="id39" draw:layer="layout" svg:width="4.446cm" svg:height="7.62cm" svg:x="14.778cm" svg:y="4.195cm">
          <text:p text:style-name="P1">ForceField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1.466cm" svg:y1="7.022cm" svg:x2="14.758cm" svg:y2="7.027cm" draw:start-shape="id29" draw:start-glue-point="10">
          <text:p text:style-name="P3"/>
        </draw:connector>
        <draw:connector draw:style-name="gr10" draw:text-style-name="P2" draw:layer="layout" svg:x1="11.466cm" svg:y1="8.927cm" svg:x2="14.699cm" svg:y2="8.937cm" draw:start-shape="id31" draw:start-glue-point="10">
          <text:p text:style-name="P3"/>
        </draw:connector>
        <draw:connector draw:style-name="gr10" draw:text-style-name="P2" draw:layer="layout" svg:x1="14.758cm" svg:y1="10.819cm" svg:x2="11.466cm" svg:y2="10.832cm" draw:end-shape="id33" draw:end-glue-point="10">
          <text:p text:style-name="P3"/>
        </draw:connector>
        <draw:connector draw:style-name="gr8" draw:text-style-name="P2" draw:layer="layout" svg:x1="13.27cm" svg:y1="2.864cm" svg:x2="17.001cm" svg:y2="4.195cm" draw:start-shape="id37" draw:start-glue-point="6" draw:end-shape="id39">
          <text:p text:style-name="P3"/>
        </draw:connector>
      </draw:page>
      <draw:page draw:name="page5" draw:style-name="dp1" draw:master-page-name="Default">
        <office:forms form:automatic-focus="false" form:apply-design-mode="false"/>
        <draw:custom-shape draw:style-name="gr1" draw:text-style-name="P2" draw:id="id48" draw:layer="layout" svg:width="2.969cm" svg:height="1.558cm" svg:x="11.834cm" svg:y="3.894cm">
          <text:p text:style-name="P1">Nod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id="id49" draw:layer="layout" svg:width="9.202cm" svg:height="11.337cm" svg:x="1.943cm" svg:y="6.706cm">
          <text:p text:style-name="P1">MechanicalObject&lt;particles&gt;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id="id41" draw:layer="layout" svg:width="3.175cm" svg:height="0.635cm" svg:x="5.748cm" svg:y="9.153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5.748cm" svg:y="9.788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5.748cm" svg:y="10.423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5.748cm" svg:y="11.058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75cm" svg:height="0.635cm" svg:x="5.748cm" svg:y="11.693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id="id43" draw:layer="layout" svg:width="3.175cm" svg:height="0.635cm" svg:x="5.748cm" svg:y="13.925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id="id45" draw:layer="layout" svg:width="3.175cm" svg:height="0.635cm" svg:x="5.748cm" svg:y="14.56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id="id47" draw:layer="layout" svg:width="3.175cm" svg:height="0.635cm" svg:x="5.748cm" svg:y="15.195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5.748cm" svg:y="15.83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75cm" svg:height="0.635cm" svg:x="5.748cm" svg:y="16.465cm">
          <text:p text:style-name="P3"/>
          <draw:enhanced-geometry svg:viewBox="0 0 21600 21600" draw:type="rectangle" draw:enhanced-path="M 0 0 L 21600 0 21600 21600 0 21600 0 0 Z N"/>
        </draw:custom-shape>
        <draw:frame draw:style-name="gr5" draw:layer="layout" svg:width="3.851cm" svg:height="1.195cm" svg:x="5.389cm" svg:y="8.191cm">
          <draw:text-box>
            <text:p text:style-name="P3">VecCoord[ ]</text:p>
          </draw:text-box>
        </draw:frame>
        <draw:frame draw:style-name="gr5" draw:text-style-name="P4" draw:layer="layout" svg:width="2.39cm" svg:height="0.882cm" svg:x="6.249cm" svg:y="9.153cm">
          <draw:text-box>
            <text:p text:style-name="P3"><text:span text:style-name="T1">VecCoord</text:span></text:p>
          </draw:text-box>
        </draw:frame>
        <draw:frame draw:style-name="gr5" draw:text-style-name="P4" draw:layer="layout" svg:width="2.39cm" svg:height="0.882cm" svg:x="6.249cm" svg:y="9.698cm">
          <draw:text-box>
            <text:p text:style-name="P3"><text:span text:style-name="T1">VecCoord</text:span></text:p>
          </draw:text-box>
        </draw:frame>
        <draw:frame draw:style-name="gr5" draw:text-style-name="P4" draw:layer="layout" svg:width="2.39cm" svg:height="0.882cm" svg:x="6.249cm" svg:y="10.333cm">
          <draw:text-box>
            <text:p text:style-name="P3"><text:span text:style-name="T1">VecCoord</text:span></text:p>
          </draw:text-box>
        </draw:frame>
        <draw:frame draw:style-name="gr5" draw:text-style-name="P4" draw:layer="layout" svg:width="2.39cm" svg:height="0.882cm" svg:x="6.249cm" svg:y="10.968cm">
          <draw:text-box>
            <text:p text:style-name="P3"><text:span text:style-name="T1">VecCoord</text:span></text:p>
          </draw:text-box>
        </draw:frame>
        <draw:frame draw:style-name="gr5" draw:text-style-name="P4" draw:layer="layout" svg:width="3.571cm" svg:height="0.882cm" svg:x="2.236cm" svg:y="9.153cm">
          <draw:text-box>
            <text:p text:style-name="P3"><text:span text:style-name="T1">VecId::position()</text:span></text:p>
          </draw:text-box>
        </draw:frame>
        <draw:frame draw:style-name="gr5" draw:text-style-name="P4" draw:layer="layout" svg:width="3.52cm" svg:height="0.882cm" svg:x="2.287cm" svg:y="13.925cm">
          <draw:text-box>
            <text:p text:style-name="P3"><text:span text:style-name="T1">VecId::velocity()</text:span></text:p>
          </draw:text-box>
        </draw:frame>
        <draw:frame draw:style-name="gr5" draw:text-style-name="P4" draw:layer="layout" svg:width="3.05cm" svg:height="0.882cm" svg:x="2.748cm" svg:y="14.56cm">
          <draw:text-box>
            <text:p text:style-name="P3"><text:span text:style-name="T1">VecId::force()</text:span></text:p>
          </draw:text-box>
        </draw:frame>
        <draw:frame draw:style-name="gr5" draw:text-style-name="P4" draw:layer="layout" svg:width="2.555cm" svg:height="0.882cm" svg:x="3.235cm" svg:y="15.195cm">
          <draw:text-box>
            <text:p text:style-name="P3"><text:span text:style-name="T1">VecId::dx()</text:span></text:p>
          </draw:text-box>
        </draw:frame>
        <draw:frame draw:style-name="gr5" draw:text-style-name="P4" draw:layer="layout" svg:width="1.306cm" svg:height="0.882cm" svg:x="4.459cm" svg:y="9.788cm">
          <draw:text-box>
            <text:p text:style-name="P3"><text:span text:style-name="T1">aux.</text:span></text:p>
          </draw:text-box>
        </draw:frame>
        <draw:frame draw:style-name="gr5" draw:text-style-name="P4" draw:layer="layout" svg:width="1.306cm" svg:height="0.882cm" svg:x="4.459cm" svg:y="15.83cm">
          <draw:text-box>
            <text:p text:style-name="P3"><text:span text:style-name="T1">aux.</text:span></text:p>
          </draw:text-box>
        </draw:frame>
        <draw:frame draw:style-name="gr5" draw:text-style-name="P4" draw:layer="layout" svg:width="2.221cm" svg:height="0.882cm" svg:x="6.097cm" svg:y="13.835cm">
          <draw:text-box>
            <text:p text:style-name="P3"><text:span text:style-name="T1">VecDeriv</text:span></text:p>
          </draw:text-box>
        </draw:frame>
        <draw:frame draw:style-name="gr5" draw:text-style-name="P4" draw:layer="layout" svg:width="2.221cm" svg:height="0.882cm" svg:x="6.097cm" svg:y="14.47cm">
          <draw:text-box>
            <text:p text:style-name="P3"><text:span text:style-name="T1">VecDeriv</text:span></text:p>
          </draw:text-box>
        </draw:frame>
        <draw:frame draw:style-name="gr5" draw:text-style-name="P4" draw:layer="layout" svg:width="2.221cm" svg:height="0.882cm" svg:x="6.065cm" svg:y="15.105cm">
          <draw:text-box>
            <text:p text:style-name="P3"><text:span text:style-name="T1">VecDeriv</text:span></text:p>
          </draw:text-box>
        </draw:frame>
        <draw:frame draw:style-name="gr5" draw:text-style-name="P4" draw:layer="layout" svg:width="2.221cm" svg:height="0.882cm" svg:x="6.065cm" svg:y="15.74cm">
          <draw:text-box>
            <text:p text:style-name="P3"><text:span text:style-name="T1">VecDeriv</text:span></text:p>
          </draw:text-box>
        </draw:frame>
        <draw:frame draw:style-name="gr5" draw:layer="layout" svg:width="3.605cm" svg:height="1.195cm" svg:x="5.635cm" svg:y="12.963cm">
          <draw:text-box>
            <text:p text:style-name="P3">VecDeriv[ ]</text:p>
          </draw:text-box>
        </draw:frame>
        <draw:custom-shape draw:style-name="gr6" draw:text-style-name="P2" draw:id="id40" draw:layer="layout" svg:width="0.635cm" svg:height="0.635cm" svg:x="10.833cm" svg:y="9.24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4" draw:layer="layout" svg:width="1.658cm" svg:height="0.882cm" svg:x="11.101cm" svg:y="8.611cm">
          <draw:text-box>
            <text:p text:style-name="P3"><text:span text:style-name="T1">getX()</text:span></text:p>
          </draw:text-box>
        </draw:frame>
        <draw:custom-shape draw:style-name="gr6" draw:text-style-name="P2" draw:id="id42" draw:layer="layout" svg:width="0.635cm" svg:height="0.635cm" svg:x="10.833cm" svg:y="11.151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4" draw:layer="layout" svg:width="1.658cm" svg:height="0.882cm" svg:x="11.101cm" svg:y="10.516cm">
          <draw:text-box>
            <text:p text:style-name="P3"><text:span text:style-name="T1">getV()</text:span></text:p>
          </draw:text-box>
        </draw:frame>
        <draw:custom-shape draw:style-name="gr6" draw:text-style-name="P2" draw:id="id44" draw:layer="layout" svg:width="0.635cm" svg:height="0.635cm" svg:x="10.833cm" svg:y="13.05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4" draw:layer="layout" svg:width="1.632cm" svg:height="0.882cm" svg:x="11.101cm" svg:y="12.421cm">
          <draw:text-box>
            <text:p text:style-name="P3"><text:span text:style-name="T1">getF()</text:span></text:p>
          </draw:text-box>
        </draw:frame>
        <draw:custom-shape draw:style-name="gr6" draw:text-style-name="P2" draw:id="id46" draw:layer="layout" svg:width="0.635cm" svg:height="0.635cm" svg:x="10.833cm" svg:y="14.961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4" draw:layer="layout" svg:width="1.891cm" svg:height="0.882cm" svg:x="11.101cm" svg:y="14.326cm">
          <draw:text-box>
            <text:p text:style-name="P3"><text:span text:style-name="T1">getDx()</text:span></text:p>
          </draw:text-box>
        </draw:frame>
        <draw:connector draw:style-name="gr7" draw:text-style-name="P2" draw:layer="layout" svg:x1="10.833cm" svg:y1="9.562cm" svg:x2="8.923cm" svg:y2="9.47cm" draw:start-shape="id40" draw:start-glue-point="6" draw:end-shape="id41" draw:end-glue-point="1">
          <text:p text:style-name="P3"/>
        </draw:connector>
        <draw:connector draw:style-name="gr7" draw:text-style-name="P2" draw:layer="layout" svg:x1="10.833cm" svg:y1="11.467cm" svg:x2="8.923cm" svg:y2="14.242cm" draw:start-shape="id42" draw:start-glue-point="6" draw:end-shape="id43" draw:end-glue-point="1">
          <text:p text:style-name="P3"/>
        </draw:connector>
        <draw:connector draw:style-name="gr7" draw:text-style-name="P2" draw:layer="layout" draw:line-skew="0.321cm" svg:x1="10.833cm" svg:y1="13.372cm" svg:x2="8.923cm" svg:y2="14.877cm" draw:start-shape="id44" draw:start-glue-point="6" draw:end-shape="id45" draw:end-glue-point="1">
          <text:p text:style-name="P3"/>
        </draw:connector>
        <draw:connector draw:style-name="gr7" draw:text-style-name="P2" draw:layer="layout" svg:x1="10.833cm" svg:y1="15.277cm" svg:x2="8.923cm" svg:y2="15.512cm" draw:start-shape="id46" draw:start-glue-point="6" draw:end-shape="id47" draw:end-glue-point="1">
          <text:p text:style-name="P3"/>
        </draw:connector>
        <draw:connector draw:style-name="gr8" draw:text-style-name="P2" draw:layer="layout" svg:x1="13.318cm" svg:y1="5.45cm" svg:x2="6.544cm" svg:y2="6.706cm" draw:start-shape="id48" draw:start-glue-point="6" draw:end-shape="id49" draw:end-glue-point="0">
          <text:p text:style-name="P3"/>
        </draw:connector>
        <draw:custom-shape draw:style-name="gr9" draw:text-style-name="P1" draw:id="id50" draw:layer="layout" svg:width="6.531cm" svg:height="7.62cm" svg:x="14.778cm" svg:y="6.735cm">
          <text:p text:style-name="P1">ForceField&lt;particles&gt;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1.466cm" svg:y1="9.562cm" svg:x2="14.758cm" svg:y2="9.567cm" draw:start-shape="id40" draw:start-glue-point="10">
          <text:p text:style-name="P3"/>
        </draw:connector>
        <draw:connector draw:style-name="gr10" draw:text-style-name="P2" draw:layer="layout" svg:x1="11.466cm" svg:y1="11.467cm" svg:x2="14.699cm" svg:y2="11.477cm" draw:start-shape="id42" draw:start-glue-point="10">
          <text:p text:style-name="P3"/>
        </draw:connector>
        <draw:connector draw:style-name="gr10" draw:text-style-name="P2" draw:layer="layout" svg:x1="14.758cm" svg:y1="13.359cm" svg:x2="11.466cm" svg:y2="13.372cm" draw:end-shape="id44" draw:end-glue-point="10">
          <text:p text:style-name="P3"/>
        </draw:connector>
        <draw:connector draw:style-name="gr8" draw:text-style-name="P2" draw:layer="layout" svg:x1="13.318cm" svg:y1="5.45cm" svg:x2="18.043cm" svg:y2="6.735cm" draw:start-shape="id48" draw:start-glue-point="6" draw:end-shape="id50">
          <text:p text:style-name="P3"/>
        </draw:connector>
        <draw:frame draw:style-name="gr11" draw:text-style-name="P1" draw:layer="layout" svg:width="3.741cm" svg:height="1.196cm" svg:x="15.028cm" svg:y="12.736cm">
          <draw:text-box>
            <text:p text:style-name="P1">addForce()</text:p>
          </draw:text-box>
        </draw:frame>
        <draw:custom-shape draw:style-name="gr1" draw:text-style-name="P2" draw:id="id62" draw:layer="layout" svg:width="2.969cm" svg:height="1.558cm" svg:x="21.834cm" svg:y="1.261cm">
          <text:p text:style-name="P1">Nod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59" draw:layer="layout" svg:width="2.969cm" svg:height="1.558cm" svg:x="32.743cm" svg:y="3.894cm">
          <text:p text:style-name="P1">Nod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id="id60" draw:layer="layout" svg:width="9.202cm" svg:height="11.337cm" svg:x="22.9cm" svg:y="6.799cm">
          <text:p text:style-name="P1">MechanicalObject&lt;rigid&gt;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id="id52" draw:layer="layout" svg:width="3.175cm" svg:height="0.635cm" svg:x="26.705cm" svg:y="9.246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26.705cm" svg:y="9.881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26.705cm" svg:y="10.516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26.705cm" svg:y="11.151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75cm" svg:height="0.635cm" svg:x="26.705cm" svg:y="11.786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id="id54" draw:layer="layout" svg:width="3.175cm" svg:height="0.635cm" svg:x="26.705cm" svg:y="14.018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id="id56" draw:layer="layout" svg:width="3.175cm" svg:height="0.635cm" svg:x="26.705cm" svg:y="14.653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id="id58" draw:layer="layout" svg:width="3.175cm" svg:height="0.635cm" svg:x="26.705cm" svg:y="15.288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26.705cm" svg:y="15.923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75cm" svg:height="0.635cm" svg:x="26.705cm" svg:y="16.558cm">
          <text:p text:style-name="P3"/>
          <draw:enhanced-geometry svg:viewBox="0 0 21600 21600" draw:type="rectangle" draw:enhanced-path="M 0 0 L 21600 0 21600 21600 0 21600 0 0 Z N"/>
        </draw:custom-shape>
        <draw:frame draw:style-name="gr5" draw:layer="layout" svg:width="3.851cm" svg:height="1.195cm" svg:x="26.346cm" svg:y="8.284cm">
          <draw:text-box>
            <text:p text:style-name="P3">VecCoord[ ]</text:p>
          </draw:text-box>
        </draw:frame>
        <draw:frame draw:style-name="gr5" draw:text-style-name="P4" draw:layer="layout" svg:width="2.39cm" svg:height="0.882cm" svg:x="27.206cm" svg:y="9.246cm">
          <draw:text-box>
            <text:p text:style-name="P3"><text:span text:style-name="T1">VecCoord</text:span></text:p>
          </draw:text-box>
        </draw:frame>
        <draw:frame draw:style-name="gr5" draw:text-style-name="P4" draw:layer="layout" svg:width="2.39cm" svg:height="0.882cm" svg:x="27.206cm" svg:y="9.791cm">
          <draw:text-box>
            <text:p text:style-name="P3"><text:span text:style-name="T1">VecCoord</text:span></text:p>
          </draw:text-box>
        </draw:frame>
        <draw:frame draw:style-name="gr5" draw:text-style-name="P4" draw:layer="layout" svg:width="2.39cm" svg:height="0.882cm" svg:x="27.206cm" svg:y="10.426cm">
          <draw:text-box>
            <text:p text:style-name="P3"><text:span text:style-name="T1">VecCoord</text:span></text:p>
          </draw:text-box>
        </draw:frame>
        <draw:frame draw:style-name="gr5" draw:text-style-name="P4" draw:layer="layout" svg:width="2.39cm" svg:height="0.882cm" svg:x="27.206cm" svg:y="11.061cm">
          <draw:text-box>
            <text:p text:style-name="P3"><text:span text:style-name="T1">VecCoord</text:span></text:p>
          </draw:text-box>
        </draw:frame>
        <draw:frame draw:style-name="gr5" draw:text-style-name="P4" draw:layer="layout" svg:width="3.571cm" svg:height="0.882cm" svg:x="23.193cm" svg:y="9.246cm">
          <draw:text-box>
            <text:p text:style-name="P3"><text:span text:style-name="T1">VecId::position()</text:span></text:p>
          </draw:text-box>
        </draw:frame>
        <draw:frame draw:style-name="gr5" draw:text-style-name="P4" draw:layer="layout" svg:width="3.52cm" svg:height="0.882cm" svg:x="23.244cm" svg:y="14.018cm">
          <draw:text-box>
            <text:p text:style-name="P3"><text:span text:style-name="T1">VecId::velocity()</text:span></text:p>
          </draw:text-box>
        </draw:frame>
        <draw:frame draw:style-name="gr5" draw:text-style-name="P4" draw:layer="layout" svg:width="3.05cm" svg:height="0.882cm" svg:x="23.705cm" svg:y="14.653cm">
          <draw:text-box>
            <text:p text:style-name="P3"><text:span text:style-name="T1">VecId::force()</text:span></text:p>
          </draw:text-box>
        </draw:frame>
        <draw:frame draw:style-name="gr5" draw:text-style-name="P4" draw:layer="layout" svg:width="2.555cm" svg:height="0.882cm" svg:x="24.192cm" svg:y="15.288cm">
          <draw:text-box>
            <text:p text:style-name="P3"><text:span text:style-name="T1">VecId::dx()</text:span></text:p>
          </draw:text-box>
        </draw:frame>
        <draw:frame draw:style-name="gr5" draw:text-style-name="P4" draw:layer="layout" svg:width="1.306cm" svg:height="0.882cm" svg:x="25.416cm" svg:y="9.881cm">
          <draw:text-box>
            <text:p text:style-name="P3"><text:span text:style-name="T1">aux.</text:span></text:p>
          </draw:text-box>
        </draw:frame>
        <draw:frame draw:style-name="gr5" draw:text-style-name="P4" draw:layer="layout" svg:width="1.306cm" svg:height="0.882cm" svg:x="25.416cm" svg:y="15.923cm">
          <draw:text-box>
            <text:p text:style-name="P3"><text:span text:style-name="T1">aux.</text:span></text:p>
          </draw:text-box>
        </draw:frame>
        <draw:frame draw:style-name="gr5" draw:text-style-name="P4" draw:layer="layout" svg:width="2.221cm" svg:height="0.882cm" svg:x="27.054cm" svg:y="13.928cm">
          <draw:text-box>
            <text:p text:style-name="P3"><text:span text:style-name="T1">VecDeriv</text:span></text:p>
          </draw:text-box>
        </draw:frame>
        <draw:frame draw:style-name="gr5" draw:text-style-name="P4" draw:layer="layout" svg:width="2.221cm" svg:height="0.882cm" svg:x="27.054cm" svg:y="14.563cm">
          <draw:text-box>
            <text:p text:style-name="P3"><text:span text:style-name="T1">VecDeriv</text:span></text:p>
          </draw:text-box>
        </draw:frame>
        <draw:frame draw:style-name="gr5" draw:text-style-name="P4" draw:layer="layout" svg:width="2.221cm" svg:height="0.882cm" svg:x="27.022cm" svg:y="15.198cm">
          <draw:text-box>
            <text:p text:style-name="P3"><text:span text:style-name="T1">VecDeriv</text:span></text:p>
          </draw:text-box>
        </draw:frame>
        <draw:frame draw:style-name="gr5" draw:text-style-name="P4" draw:layer="layout" svg:width="2.221cm" svg:height="0.882cm" svg:x="27.022cm" svg:y="15.833cm">
          <draw:text-box>
            <text:p text:style-name="P3"><text:span text:style-name="T1">VecDeriv</text:span></text:p>
          </draw:text-box>
        </draw:frame>
        <draw:frame draw:style-name="gr5" draw:layer="layout" svg:width="3.605cm" svg:height="1.195cm" svg:x="26.592cm" svg:y="13.056cm">
          <draw:text-box>
            <text:p text:style-name="P3">VecDeriv[ ]</text:p>
          </draw:text-box>
        </draw:frame>
        <draw:custom-shape draw:style-name="gr6" draw:text-style-name="P2" draw:id="id51" draw:layer="layout" svg:width="0.635cm" svg:height="0.635cm" svg:x="31.79cm" svg:y="9.339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4" draw:layer="layout" svg:width="1.658cm" svg:height="0.882cm" svg:x="32.058cm" svg:y="8.704cm">
          <draw:text-box>
            <text:p text:style-name="P3"><text:span text:style-name="T1">getX()</text:span></text:p>
          </draw:text-box>
        </draw:frame>
        <draw:custom-shape draw:style-name="gr6" draw:text-style-name="P2" draw:id="id53" draw:layer="layout" svg:width="0.635cm" svg:height="0.635cm" svg:x="31.79cm" svg:y="11.24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4" draw:layer="layout" svg:width="1.658cm" svg:height="0.882cm" svg:x="32.058cm" svg:y="10.609cm">
          <draw:text-box>
            <text:p text:style-name="P3"><text:span text:style-name="T1">getV()</text:span></text:p>
          </draw:text-box>
        </draw:frame>
        <draw:custom-shape draw:style-name="gr6" draw:text-style-name="P2" draw:id="id55" draw:layer="layout" svg:width="0.635cm" svg:height="0.635cm" svg:x="31.79cm" svg:y="13.149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4" draw:layer="layout" svg:width="1.632cm" svg:height="0.882cm" svg:x="32.058cm" svg:y="12.514cm">
          <draw:text-box>
            <text:p text:style-name="P3"><text:span text:style-name="T1">getF()</text:span></text:p>
          </draw:text-box>
        </draw:frame>
        <draw:custom-shape draw:style-name="gr6" draw:text-style-name="P2" draw:id="id57" draw:layer="layout" svg:width="0.635cm" svg:height="0.635cm" svg:x="31.79cm" svg:y="15.05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4" draw:layer="layout" svg:width="1.891cm" svg:height="0.882cm" svg:x="32.058cm" svg:y="14.419cm">
          <draw:text-box>
            <text:p text:style-name="P3"><text:span text:style-name="T1">getDx()</text:span></text:p>
          </draw:text-box>
        </draw:frame>
        <draw:connector draw:style-name="gr7" draw:text-style-name="P2" draw:layer="layout" svg:x1="31.79cm" svg:y1="9.655cm" svg:x2="29.88cm" svg:y2="9.563cm" draw:start-shape="id51" draw:start-glue-point="6" draw:end-shape="id52" draw:end-glue-point="1">
          <text:p text:style-name="P3"/>
        </draw:connector>
        <draw:connector draw:style-name="gr7" draw:text-style-name="P2" draw:layer="layout" svg:x1="31.79cm" svg:y1="11.56cm" svg:x2="29.88cm" svg:y2="14.335cm" draw:start-shape="id53" draw:start-glue-point="6" draw:end-shape="id54" draw:end-glue-point="1">
          <text:p text:style-name="P3"/>
        </draw:connector>
        <draw:connector draw:style-name="gr7" draw:text-style-name="P2" draw:layer="layout" draw:line-skew="0.321cm" svg:x1="31.79cm" svg:y1="13.465cm" svg:x2="29.88cm" svg:y2="14.97cm" draw:start-shape="id55" draw:start-glue-point="6" draw:end-shape="id56" draw:end-glue-point="1">
          <text:p text:style-name="P3"/>
        </draw:connector>
        <draw:connector draw:style-name="gr7" draw:text-style-name="P2" draw:layer="layout" svg:x1="31.79cm" svg:y1="15.37cm" svg:x2="29.88cm" svg:y2="15.605cm" draw:start-shape="id57" draw:start-glue-point="6" draw:end-shape="id58" draw:end-glue-point="1">
          <text:p text:style-name="P3"/>
        </draw:connector>
        <draw:connector draw:style-name="gr8" draw:text-style-name="P2" draw:layer="layout" svg:x1="34.227cm" svg:y1="5.45cm" svg:x2="27.501cm" svg:y2="6.799cm" draw:start-shape="id59" draw:start-glue-point="6" draw:end-shape="id60" draw:end-glue-point="0">
          <text:p text:style-name="P3"/>
        </draw:connector>
        <draw:custom-shape draw:style-name="gr9" draw:text-style-name="P1" draw:id="id61" draw:layer="layout" svg:width="6.531cm" svg:height="7.62cm" svg:x="35.735cm" svg:y="6.828cm">
          <text:p text:style-name="P1">ForceField&lt;rigid&gt;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32.423cm" svg:y1="9.655cm" svg:x2="35.715cm" svg:y2="9.66cm" draw:start-shape="id51" draw:start-glue-point="10">
          <text:p text:style-name="P3"/>
        </draw:connector>
        <draw:connector draw:style-name="gr10" draw:text-style-name="P2" draw:layer="layout" svg:x1="32.423cm" svg:y1="11.56cm" svg:x2="35.656cm" svg:y2="11.57cm" draw:start-shape="id53" draw:start-glue-point="10">
          <text:p text:style-name="P3"/>
        </draw:connector>
        <draw:connector draw:style-name="gr10" draw:text-style-name="P2" draw:layer="layout" svg:x1="35.715cm" svg:y1="13.452cm" svg:x2="32.423cm" svg:y2="13.465cm" draw:end-shape="id55" draw:end-glue-point="10">
          <text:p text:style-name="P3"/>
        </draw:connector>
        <draw:connector draw:style-name="gr8" draw:text-style-name="P2" draw:layer="layout" svg:x1="34.227cm" svg:y1="5.45cm" svg:x2="39cm" svg:y2="6.828cm" draw:start-shape="id59" draw:start-glue-point="6" draw:end-shape="id61">
          <text:p text:style-name="P3"/>
        </draw:connector>
        <draw:frame draw:style-name="gr11" draw:text-style-name="P1" draw:layer="layout" svg:width="3.741cm" svg:height="1.196cm" svg:x="35.985cm" svg:y="12.829cm">
          <draw:text-box>
            <text:p text:style-name="P1">addForce()</text:p>
          </draw:text-box>
        </draw:frame>
        <draw:connector draw:style-name="gr12" draw:text-style-name="P2" draw:layer="layout" svg:x1="23.318cm" svg:y1="2.817cm" svg:x2="13.318cm" svg:y2="3.894cm" draw:start-shape="id62" draw:start-glue-point="6" draw:end-shape="id48" draw:end-glue-point="4">
          <text:p text:style-name="P3"/>
        </draw:connector>
        <draw:connector draw:style-name="gr12" draw:text-style-name="P2" draw:layer="layout" svg:x1="23.318cm" svg:y1="2.817cm" svg:x2="34.227cm" svg:y2="3.894cm" draw:start-shape="id62" draw:start-glue-point="6" draw:end-shape="id59">
          <text:p text:style-name="P3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1cm" fo:margin-bottom="1.27cm" fo:margin-left="0.991cm" fo:margin-right="0.991cm" fo:page-width="45.822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7-05-13T17:17:44</meta:creation-date>
    <dc:date>2008-02-19T15:33:36</dc:date>
    <meta:editing-cycles>11</meta:editing-cycles>
    <meta:editing-duration>PT2H16M55S</meta:editing-duration>
    <meta:user-defined meta:name="Info 1"/>
    <meta:user-defined meta:name="Info 2"/>
    <meta:user-defined meta:name="Info 3"/>
    <meta:user-defined meta:name="Info 4"/>
    <meta:document-statistic meta:object-count="259"/>
  </office:meta>
</office:document-meta>
</file>